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sults" style:family="table">
      <style:table-properties style:width="17.59cm" table:align="margins"/>
    </style:style>
    <style:style style:name="Results.A" style:family="table-column">
      <style:table-column-properties style:column-width="1.466cm" style:rel-column-width="5461*"/>
    </style:style>
    <style:style style:name="Resul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Results.L1" style:family="table-cell">
      <style:table-cell-properties fo:background-color="transparent" fo:padding="0.097cm" fo:border="0.5pt solid #000000" style:writing-mode="page">
        <style:background-image/>
      </style:table-cell-properties>
    </style:style>
    <style:style style:name="Resul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Results.L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weight="bold" officeooo:rsid="00005561" officeooo:paragraph-rsid="00005561" style:font-weight-asian="bold" style:font-weight-complex="bold"/>
    </style:style>
    <style:style style:name="P2" style:family="paragraph" style:parent-style-name="Standard">
      <style:paragraph-properties fo:text-align="center" style:justify-single-word="false"/>
      <style:text-properties fo:font-weight="bold" officeooo:rsid="0005b6d8" officeooo:paragraph-rsid="0005b6d8" style:font-weight-asian="bold" style:font-weight-complex="bold"/>
    </style:style>
    <style:style style:name="P3" style:family="paragraph" style:parent-style-name="Standard">
      <style:paragraph-properties fo:text-align="center" style:justify-single-word="false"/>
      <style:text-properties fo:font-weight="bold" officeooo:rsid="0006b847" officeooo:paragraph-rsid="0006b847" style:font-weight-asian="bold" style:font-weight-complex="bold"/>
    </style:style>
    <style:style style:name="P4" style:family="paragraph" style:parent-style-name="Standard">
      <style:paragraph-properties fo:text-align="center" style:justify-single-word="false"/>
      <style:text-properties fo:font-weight="bold" officeooo:rsid="002536a3" officeooo:paragraph-rsid="002536a3" style:font-weight-asian="bold" style:font-weight-complex="bold"/>
    </style:style>
    <style:style style:name="P5" style:family="paragraph" style:parent-style-name="Standard">
      <style:paragraph-properties fo:text-align="center" style:justify-single-word="false"/>
      <style:text-properties fo:font-weight="bold" officeooo:rsid="0059426f" officeooo:paragraph-rsid="0059426f" style:font-weight-asian="bold" style:font-weight-complex="bold"/>
    </style:style>
    <style:style style:name="P6" style:family="paragraph" style:parent-style-name="Standard">
      <style:paragraph-properties fo:text-align="start" style:justify-single-word="false"/>
      <style:text-properties fo:font-weight="normal" officeooo:rsid="00005561" officeooo:paragraph-rsid="00005561" style:font-weight-asian="normal" style:font-weight-complex="normal"/>
    </style:style>
    <style:style style:name="P7" style:family="paragraph" style:parent-style-name="Standard">
      <style:paragraph-properties fo:text-align="start" style:justify-single-word="false"/>
      <style:text-properties fo:font-weight="normal" officeooo:rsid="00005561" officeooo:paragraph-rsid="00024443" style:font-weight-asian="normal" style:font-weight-complex="normal"/>
    </style:style>
    <style:style style:name="P8" style:family="paragraph" style:parent-style-name="Standard">
      <style:paragraph-properties fo:text-align="start" style:justify-single-word="false"/>
      <style:text-properties fo:font-weight="normal" officeooo:rsid="0003e5d4" officeooo:paragraph-rsid="0003e5d4" style:font-weight-asian="normal" style:font-weight-complex="normal"/>
    </style:style>
    <style:style style:name="P9" style:family="paragraph" style:parent-style-name="Standard">
      <style:paragraph-properties fo:text-align="start" style:justify-single-word="false"/>
      <style:text-properties fo:font-weight="normal" officeooo:rsid="002536a3" officeooo:paragraph-rsid="00460124" style:font-weight-asian="normal" style:font-weight-complex="normal"/>
    </style:style>
    <style:style style:name="P10" style:family="paragraph" style:parent-style-name="Standard">
      <style:paragraph-properties fo:text-align="start" style:justify-single-word="false"/>
      <style:text-properties fo:font-weight="normal" officeooo:rsid="0046b0fe" officeooo:paragraph-rsid="0046b0fe" style:font-weight-asian="normal" style:font-weight-complex="normal"/>
    </style:style>
    <style:style style:name="P11" style:family="paragraph" style:parent-style-name="Standard">
      <style:paragraph-properties fo:text-align="start" style:justify-single-word="false"/>
      <style:text-properties fo:font-weight="normal" officeooo:rsid="004d0888" officeooo:paragraph-rsid="004d0888" style:font-weight-asian="normal" style:font-weight-complex="normal"/>
    </style:style>
    <style:style style:name="P12" style:family="paragraph" style:parent-style-name="Standard">
      <style:paragraph-properties fo:text-align="start" style:justify-single-word="false"/>
      <style:text-properties fo:font-weight="normal" officeooo:rsid="002643a4" officeooo:paragraph-rsid="00460124" style:font-weight-asian="normal" style:font-weight-complex="normal"/>
    </style:style>
    <style:style style:name="P13" style:family="paragraph" style:parent-style-name="Standard">
      <style:paragraph-properties fo:text-align="start" style:justify-single-word="false"/>
      <style:text-properties fo:font-weight="normal" officeooo:rsid="00561495" officeooo:paragraph-rsid="00561495" style:font-weight-asian="normal" style:font-weight-complex="normal"/>
    </style:style>
    <style:style style:name="P14" style:family="paragraph" style:parent-style-name="Standard">
      <style:paragraph-properties fo:text-align="start" style:justify-single-word="false"/>
      <style:text-properties style:font-name="Liberation Serif" fo:font-weight="normal" officeooo:rsid="000ba1d6" officeooo:paragraph-rsid="000ba1d6" style:font-weight-asian="normal" style:font-weight-complex="normal"/>
    </style:style>
    <style:style style:name="P15" style:family="paragraph" style:parent-style-name="Standard">
      <style:paragraph-properties fo:text-align="center" style:justify-single-word="false"/>
      <style:text-properties style:font-name="Liberation Serif" fo:font-weight="bold" officeooo:rsid="000d4e28" officeooo:paragraph-rsid="000d4e28" style:font-weight-asian="bold" style:font-weight-complex="bold"/>
    </style:style>
    <style:style style:name="P16" style:family="paragraph" style:parent-style-name="Standard">
      <style:paragraph-properties fo:text-align="start" style:justify-single-word="false"/>
      <style:text-properties style:font-name="Liberation Serif" fo:font-size="12pt" fo:font-weight="normal" officeooo:rsid="000d4e28" officeooo:paragraph-rsid="000ba1d6"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Liberation Serif" fo:font-size="12pt" fo:font-weight="normal" officeooo:rsid="000d4e28" officeooo:paragraph-rsid="000d4e28"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Liberation Serif" fo:font-size="12pt" fo:font-weight="normal" officeooo:rsid="000ef7c9" officeooo:paragraph-rsid="000ef7c9"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Liberation Serif" fo:font-size="12pt" fo:font-weight="normal" officeooo:rsid="0018246b" officeooo:paragraph-rsid="0018246b" style:font-size-asian="12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 fo:font-size="12pt" fo:font-weight="normal" officeooo:rsid="00191455" officeooo:paragraph-rsid="00191455"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style:font-name="Liberation Serif" fo:font-size="12pt" fo:font-weight="normal" officeooo:rsid="00193f91" officeooo:paragraph-rsid="00193f91" style:font-size-asian="12pt" style:font-weight-asian="normal" style:font-size-complex="12pt" style:font-weight-complex="normal"/>
    </style:style>
    <style:style style:name="P22" style:family="paragraph" style:parent-style-name="Standard" style:list-style-name="L1">
      <style:paragraph-properties fo:text-align="start" style:justify-single-word="false"/>
      <style:text-properties officeooo:paragraph-rsid="000ef7c9"/>
    </style:style>
    <style:style style:name="P23" style:family="paragraph" style:parent-style-name="Standard" style:list-style-name="L1">
      <style:paragraph-properties fo:text-align="start" style:justify-single-word="false"/>
      <style:text-properties officeooo:paragraph-rsid="0014adf1"/>
    </style:style>
    <style:style style:name="P24" style:family="paragraph" style:parent-style-name="Standard" style:list-style-name="L3">
      <style:paragraph-properties fo:text-align="start" style:justify-single-word="false"/>
      <style:text-properties officeooo:paragraph-rsid="0007217c"/>
    </style:style>
    <style:style style:name="P25" style:family="paragraph" style:parent-style-name="Standard" style:list-style-name="L1">
      <style:paragraph-properties fo:text-align="start" style:justify-single-word="false"/>
      <style:text-properties officeooo:rsid="00130e9b" officeooo:paragraph-rsid="00130e9b"/>
    </style:style>
    <style:style style:name="P26" style:family="paragraph" style:parent-style-name="Standard" style:list-style-name="L1">
      <style:paragraph-properties fo:text-align="start" style:justify-single-word="false"/>
      <style:text-properties officeooo:rsid="00173942" officeooo:paragraph-rsid="00173942"/>
    </style:style>
    <style:style style:name="P27" style:family="paragraph" style:parent-style-name="Standard" style:list-style-name="L1">
      <style:paragraph-properties fo:text-align="start" style:justify-single-word="false"/>
      <style:text-properties officeooo:rsid="0018246b" officeooo:paragraph-rsid="0018246b"/>
    </style:style>
    <style:style style:name="P28" style:family="paragraph" style:parent-style-name="Standard" style:list-style-name="L1">
      <style:paragraph-properties fo:text-align="start" style:justify-single-word="false"/>
      <style:text-properties officeooo:rsid="00193f91" officeooo:paragraph-rsid="00193f91"/>
    </style:style>
    <style:style style:name="P29" style:family="paragraph" style:parent-style-name="Standard" style:list-style-name="L1">
      <style:paragraph-properties fo:text-align="start" style:justify-single-word="false"/>
      <style:text-properties officeooo:rsid="001a42eb" officeooo:paragraph-rsid="001a42eb"/>
    </style:style>
    <style:style style:name="P30" style:family="paragraph" style:parent-style-name="Standard" style:list-style-name="L1">
      <style:paragraph-properties fo:text-align="start" style:justify-single-word="false"/>
      <style:text-properties officeooo:rsid="001aaefb" officeooo:paragraph-rsid="001aaefb"/>
    </style:style>
    <style:style style:name="P31" style:family="paragraph" style:parent-style-name="Standard" style:list-style-name="L1">
      <style:paragraph-properties fo:text-align="start" style:justify-single-word="false"/>
      <style:text-properties officeooo:rsid="001ad38b" officeooo:paragraph-rsid="0035d48b"/>
    </style:style>
    <style:style style:name="P32" style:family="paragraph" style:parent-style-name="Standard" style:list-style-name="L2">
      <style:paragraph-properties fo:text-align="start" style:justify-single-word="false"/>
      <style:text-properties fo:font-weight="normal" officeooo:rsid="00005561" officeooo:paragraph-rsid="00005561" style:font-weight-asian="normal" style:font-weight-complex="normal"/>
    </style:style>
    <style:style style:name="P33" style:family="paragraph" style:parent-style-name="Standard" style:list-style-name="L2">
      <style:paragraph-properties fo:text-align="start" style:justify-single-word="false"/>
      <style:text-properties fo:font-weight="normal" officeooo:rsid="0003e5d4" officeooo:paragraph-rsid="0003e5d4" style:font-weight-asian="normal" style:font-weight-complex="normal"/>
    </style:style>
    <style:style style:name="P34" style:family="paragraph" style:parent-style-name="Standard">
      <style:paragraph-properties fo:text-align="start" style:justify-single-word="false"/>
      <style:text-properties fo:font-weight="normal" officeooo:rsid="0059426f" officeooo:paragraph-rsid="0059426f" style:font-weight-asian="normal" style:font-weight-complex="normal"/>
    </style:style>
    <style:style style:name="P35" style:family="paragraph" style:parent-style-name="Standard">
      <style:paragraph-properties fo:text-align="start" style:justify-single-word="false"/>
      <style:text-properties fo:font-weight="normal" officeooo:rsid="0059426f" officeooo:paragraph-rsid="008b1067" style:font-weight-asian="normal" style:font-weight-complex="normal"/>
    </style:style>
    <style:style style:name="P36" style:family="paragraph" style:parent-style-name="Standard">
      <style:paragraph-properties fo:text-align="start" style:justify-single-word="false"/>
      <style:text-properties fo:font-weight="normal" officeooo:rsid="006b1647" officeooo:paragraph-rsid="006b1647" style:font-weight-asian="normal" style:font-weight-complex="normal"/>
    </style:style>
    <style:style style:name="P37" style:family="paragraph" style:parent-style-name="Standard">
      <style:paragraph-properties fo:text-align="start" style:justify-single-word="false"/>
      <style:text-properties fo:font-weight="normal" officeooo:rsid="0074b508" officeooo:paragraph-rsid="0074b508" style:font-weight-asian="normal" style:font-weight-complex="normal"/>
    </style:style>
    <style:style style:name="P38" style:family="paragraph" style:parent-style-name="Standard">
      <style:paragraph-properties fo:text-align="start" style:justify-single-word="false"/>
      <style:text-properties fo:font-weight="normal" officeooo:rsid="0080b706" officeooo:paragraph-rsid="0080b706" style:font-weight-asian="normal" style:font-weight-complex="normal"/>
    </style:style>
    <style:style style:name="P39" style:family="paragraph" style:parent-style-name="Standard">
      <style:paragraph-properties fo:text-align="start" style:justify-single-word="false"/>
      <style:text-properties fo:font-weight="normal" officeooo:rsid="008480db" officeooo:paragraph-rsid="008480db" style:font-weight-asian="normal" style:font-weight-complex="normal"/>
    </style:style>
    <style:style style:name="P40" style:family="paragraph" style:parent-style-name="Standard">
      <style:paragraph-properties fo:text-align="start" style:justify-single-word="false"/>
      <style:text-properties fo:font-weight="normal" officeooo:rsid="008480db" officeooo:paragraph-rsid="008a4e03" style:font-weight-asian="normal" style:font-weight-complex="normal"/>
    </style:style>
    <style:style style:name="P41" style:family="paragraph" style:parent-style-name="Standard">
      <style:paragraph-properties fo:text-align="center" style:justify-single-word="false"/>
      <style:text-properties fo:font-weight="bold" officeooo:rsid="006b1647" officeooo:paragraph-rsid="006b1647" style:font-weight-asian="bold" style:font-weight-complex="bold"/>
    </style:style>
    <style:style style:name="P42" style:family="paragraph" style:parent-style-name="Standard">
      <style:paragraph-properties fo:text-align="center" style:justify-single-word="false"/>
      <style:text-properties fo:font-weight="bold" officeooo:rsid="007374a0" officeooo:paragraph-rsid="007374a0" style:font-weight-asian="bold" style:font-weight-complex="bold"/>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6fd5a0" officeooo:paragraph-rsid="007359fb"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59fb" officeooo:paragraph-rsid="007359fb" style:font-size-asian="9pt" style:font-style-asian="normal" style:font-weight-asian="normal" style:font-size-complex="9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374a0" officeooo:paragraph-rsid="007374a0"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85f52" officeooo:paragraph-rsid="00785f52"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d2e41" officeooo:paragraph-rsid="007d2e41"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7f2358" officeooo:paragraph-rsid="007f2358" style:font-size-asian="9pt" style:font-style-asian="normal" style:font-weight-asian="normal" style:font-size-complex="9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8980" officeooo:paragraph-rsid="00808980" style:font-size-asian="9pt" style:font-style-asian="normal" style:font-weight-asian="normal" style:font-size-complex="9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0b706" officeooo:paragraph-rsid="0080b706" style:font-size-asian="9pt" style:font-style-asian="normal" style:font-weight-asian="normal" style:font-size-complex="9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180b6" officeooo:paragraph-rsid="008180b6" style:font-size-asian="9pt" style:font-style-asian="normal" style:font-weight-asian="normal" style:font-size-complex="9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270ca" officeooo:paragraph-rsid="008270ca" style:font-size-asian="9pt" style:font-style-asian="normal" style:font-weight-asian="normal" style:font-size-complex="9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3816b" officeooo:paragraph-rsid="0083816b"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84726d" officeooo:paragraph-rsid="0084726d"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79d70b" style:font-size-asian="9pt" style:font-style-asian="normal" style:font-weight-asian="bold" style:font-size-complex="9pt" style:font-style-complex="normal" style:font-weight-complex="bold"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6fd5a0" officeooo:paragraph-rsid="006fd5a0" style:font-size-asian="9pt" style:font-style-asian="normal" style:font-weight-asian="bold" style:font-size-complex="9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bold" officeooo:rsid="0072565b" officeooo:paragraph-rsid="0072565b" style:font-size-asian="9pt" style:font-style-asian="normal" style:font-weight-asian="bold" style:font-size-complex="9pt" style:font-style-complex="normal" style:font-weight-complex="bold" style:text-overline-style="none" style:text-overline-color="font-color"/>
    </style:style>
    <style:style style:name="T1" style:family="text">
      <style:text-properties officeooo:rsid="00024443"/>
    </style:style>
    <style:style style:name="T2" style:family="text">
      <style:text-properties officeooo:rsid="0003e5d4"/>
    </style:style>
    <style:style style:name="T3" style:family="text">
      <style:text-properties officeooo:rsid="00041a66"/>
    </style:style>
    <style:style style:name="T4" style:family="text">
      <style:text-properties officeooo:rsid="0006b847"/>
    </style:style>
    <style:style style:name="T5" style:family="text">
      <style:text-properties fo:font-size="12pt" style:font-size-asian="12pt" style:font-size-complex="12pt"/>
    </style:style>
    <style:style style:name="T6" style:family="text">
      <style:text-properties fo:font-size="12pt" officeooo:rsid="000c654d" style:font-size-asian="12pt" style:font-size-complex="12pt"/>
    </style:style>
    <style:style style:name="T7" style:family="text">
      <style:text-properties fo:font-size="12pt" officeooo:rsid="000d4e28" style:font-size-asian="12pt" style:font-size-complex="12pt"/>
    </style:style>
    <style:style style:name="T8" style:family="text">
      <style:text-properties fo:font-size="12pt" officeooo:rsid="001244cc" style:font-size-asian="12pt" style:font-size-complex="12pt"/>
    </style:style>
    <style:style style:name="T9" style:family="text">
      <style:text-properties fo:font-size="12pt" officeooo:rsid="002f1b42" style:font-size-asian="12pt" style:font-size-complex="12pt"/>
    </style:style>
    <style:style style:name="T10" style:family="text">
      <style:text-properties fo:font-size="12pt" officeooo:rsid="0064c519" style:font-size-asian="12pt" style:font-size-complex="12pt"/>
    </style:style>
    <style:style style:name="T11" style:family="text">
      <style:text-properties fo:font-size="12pt" officeooo:rsid="0066b976" style:font-size-asian="12pt" style:font-size-complex="12pt"/>
    </style:style>
    <style:style style:name="T12" style:family="text">
      <style:text-properties fo:font-size="12pt" officeooo:rsid="0068905c" style:font-size-asian="12pt" style:font-size-complex="12pt"/>
    </style:style>
    <style:style style:name="T13" style:family="text">
      <style:text-properties fo:font-size="12pt" officeooo:rsid="0069e815" style:font-size-asian="12pt" style:font-size-complex="12pt"/>
    </style:style>
    <style:style style:name="T14" style:family="text">
      <style:text-properties fo:font-size="12pt" officeooo:rsid="006a8ecd" style:font-size-asian="12pt" style:font-size-complex="12pt"/>
    </style:style>
    <style:style style:name="T15" style:family="text">
      <style:text-properties style:text-position="super 58%"/>
    </style:style>
    <style:style style:name="T16" style:family="text">
      <style:text-properties style:text-position="super 58%" officeooo:rsid="00785f52"/>
    </style:style>
    <style:style style:name="T17" style:family="text">
      <style:text-properties style:text-position="super 58%" officeooo:rsid="00866b8b"/>
    </style:style>
    <style:style style:name="T18" style:family="text">
      <style:text-properties style:text-position="super 58%" officeooo:rsid="008a4e03"/>
    </style:style>
    <style:style style:name="T19" style:family="text">
      <style:text-properties style:font-name="Liberation Serif" fo:font-size="12pt" fo:font-weight="normal" style:font-size-asian="12pt" style:font-weight-asian="normal" style:font-size-complex="12pt" style:font-weight-complex="normal"/>
    </style:style>
    <style:style style:name="T20" style:family="text">
      <style:text-properties style:font-name="Liberation Serif" fo:font-size="12pt" fo:font-weight="normal" officeooo:rsid="000ef7c9" style:font-size-asian="12pt" style:font-weight-asian="normal" style:font-size-complex="12pt" style:font-weight-complex="normal"/>
    </style:style>
    <style:style style:name="T21" style:family="text">
      <style:text-properties style:font-name="Liberation Serif" fo:font-size="12pt" fo:font-weight="normal" officeooo:rsid="001058d6" style:font-size-asian="12pt" style:font-weight-asian="normal" style:font-size-complex="12pt" style:font-weight-complex="normal"/>
    </style:style>
    <style:style style:name="T22" style:family="text">
      <style:text-properties style:font-name="Liberation Serif" fo:font-size="12pt" fo:font-weight="normal" officeooo:rsid="00139997" style:font-size-asian="12pt" style:font-weight-asian="normal" style:font-size-complex="12pt" style:font-weight-complex="normal"/>
    </style:style>
    <style:style style:name="T23" style:family="text">
      <style:text-properties style:font-name="Liberation Serif" fo:font-size="12pt" fo:font-weight="normal" officeooo:rsid="0014adf1" style:font-size-asian="12pt" style:font-weight-asian="normal" style:font-size-complex="12pt" style:font-weight-complex="normal"/>
    </style:style>
    <style:style style:name="T24" style:family="text">
      <style:text-properties style:font-name="Liberation Serif" fo:font-size="12pt" fo:font-weight="normal" officeooo:rsid="0015d7c9" style:font-size-asian="12pt" style:font-weight-asian="normal" style:font-size-complex="12pt" style:font-weight-complex="normal"/>
    </style:style>
    <style:style style:name="T25" style:family="text">
      <style:text-properties style:font-name="Liberation Serif" fo:font-size="12pt" fo:font-weight="normal" officeooo:rsid="0018740d" style:font-size-asian="12pt" style:font-weight-asian="normal" style:font-size-complex="12pt" style:font-weight-complex="normal"/>
    </style:style>
    <style:style style:name="T26" style:family="text">
      <style:text-properties style:font-name="Liberation Serif" fo:font-size="12pt" fo:font-weight="normal" officeooo:rsid="001aaefb" style:font-size-asian="12pt" style:font-weight-asian="normal" style:font-size-complex="12pt" style:font-weight-complex="normal"/>
    </style:style>
    <style:style style:name="T27" style:family="text">
      <style:text-properties style:font-name="Liberation Serif" fo:font-size="12pt" fo:font-weight="normal" officeooo:rsid="001cbc87" style:font-size-asian="12pt" style:font-weight-asian="normal" style:font-size-complex="12pt" style:font-weight-complex="normal"/>
    </style:style>
    <style:style style:name="T28" style:family="text">
      <style:text-properties style:font-name="Liberation Serif" fo:font-size="12pt" fo:font-weight="normal" officeooo:rsid="001d0ed0" style:font-size-asian="12pt" style:font-weight-asian="normal" style:font-size-complex="12pt" style:font-weight-complex="normal"/>
    </style:style>
    <style:style style:name="T29" style:family="text">
      <style:text-properties style:font-name="Liberation Serif" fo:font-size="12pt" fo:font-weight="normal" officeooo:rsid="001ebb6c" style:font-size-asian="12pt" style:font-weight-asian="normal" style:font-size-complex="12pt" style:font-weight-complex="normal"/>
    </style:style>
    <style:style style:name="T30" style:family="text">
      <style:text-properties style:font-name="Liberation Serif" fo:font-size="12pt" fo:font-weight="normal" officeooo:rsid="001eda4f" style:font-size-asian="12pt" style:font-weight-asian="normal" style:font-size-complex="12pt" style:font-weight-complex="normal"/>
    </style:style>
    <style:style style:name="T31" style:family="text">
      <style:text-properties style:font-name="Liberation Serif" fo:font-size="12pt" fo:font-weight="normal" officeooo:rsid="00193f91" style:font-size-asian="12pt" style:font-weight-asian="normal" style:font-size-complex="12pt" style:font-weight-complex="normal"/>
    </style:style>
    <style:style style:name="T32" style:family="text">
      <style:text-properties style:font-name="Liberation Serif" fo:font-size="12pt" fo:font-weight="normal" officeooo:rsid="0020c9dd" style:font-size-asian="12pt" style:font-weight-asian="normal" style:font-size-complex="12pt" style:font-weight-complex="normal"/>
    </style:style>
    <style:style style:name="T33" style:family="text">
      <style:text-properties style:font-name="Liberation Serif" fo:font-size="12pt" fo:font-weight="normal" officeooo:rsid="0022892d" style:font-size-asian="12pt" style:font-weight-asian="normal" style:font-size-complex="12pt" style:font-weight-complex="normal"/>
    </style:style>
    <style:style style:name="T34" style:family="text">
      <style:text-properties style:font-name="Liberation Serif" fo:font-size="12pt" fo:font-weight="normal" officeooo:rsid="0022f5b1" style:font-size-asian="12pt" style:font-weight-asian="normal" style:font-size-complex="12pt" style:font-weight-complex="normal"/>
    </style:style>
    <style:style style:name="T35" style:family="text">
      <style:text-properties style:font-name="Liberation Serif" fo:font-size="12pt" fo:font-weight="normal" officeooo:rsid="0024e47c" style:font-size-asian="12pt" style:font-weight-asian="normal" style:font-size-complex="12pt" style:font-weight-complex="normal"/>
    </style:style>
    <style:style style:name="T36" style:family="text">
      <style:text-properties style:font-name="Liberation Serif" fo:font-size="12pt" fo:font-weight="normal" officeooo:rsid="0031ed63" style:font-size-asian="12pt" style:font-weight-asian="normal" style:font-size-complex="12pt" style:font-weight-complex="normal"/>
    </style:style>
    <style:style style:name="T37" style:family="text">
      <style:text-properties style:font-name="Liberation Serif" fo:font-size="12pt" fo:font-weight="normal" officeooo:rsid="00331def" style:font-size-asian="12pt" style:font-weight-asian="normal" style:font-size-complex="12pt" style:font-weight-complex="normal"/>
    </style:style>
    <style:style style:name="T38" style:family="text">
      <style:text-properties officeooo:rsid="002643a4"/>
    </style:style>
    <style:style style:name="T39" style:family="text">
      <style:text-properties officeooo:rsid="003049c2"/>
    </style:style>
    <style:style style:name="T40" style:family="text">
      <style:text-properties officeooo:rsid="004726da"/>
    </style:style>
    <style:style style:name="T41" style:family="text">
      <style:text-properties officeooo:rsid="004a82b0"/>
    </style:style>
    <style:style style:name="T42" style:family="text">
      <style:text-properties officeooo:rsid="004e4c39"/>
    </style:style>
    <style:style style:name="T43" style:family="text">
      <style:text-properties officeooo:rsid="005711cc"/>
    </style:style>
    <style:style style:name="T44" style:family="text">
      <style:text-properties officeooo:rsid="0058bcfd"/>
    </style:style>
    <style:style style:name="T45" style:family="text">
      <style:text-properties officeooo:rsid="0059f54b"/>
    </style:style>
    <style:style style:name="T46" style:family="text">
      <style:text-properties officeooo:rsid="006cf9db"/>
    </style:style>
    <style:style style:name="T47" style:family="text">
      <style:text-properties fo:color="#000000" style:font-name="Times New Roman" fo:font-size="10pt" style:text-underline-style="none" fo:font-weight="normal" officeooo:rsid="0006b847" style:font-size-asian="10pt" style:font-weight-asian="normal" style:font-size-complex="10pt" style:font-weight-complex="normal"/>
    </style:style>
    <style:style style:name="T48" style:family="text">
      <style:text-properties officeooo:rsid="0072565b"/>
    </style:style>
    <style:style style:name="T49" style:family="text">
      <style:text-properties officeooo:rsid="007359fb"/>
    </style:style>
    <style:style style:name="T50" style:family="text">
      <style:text-properties officeooo:rsid="007701bd"/>
    </style:style>
    <style:style style:name="T51" style:family="text">
      <style:text-properties officeooo:rsid="00785f52"/>
    </style:style>
    <style:style style:name="T52" style:family="text">
      <style:text-properties style:text-position="0% 100%" officeooo:rsid="007ce4a1"/>
    </style:style>
    <style:style style:name="T53" style:family="text">
      <style:text-properties officeooo:rsid="0084726d"/>
    </style:style>
    <style:style style:name="T54" style:family="text">
      <style:text-properties officeooo:rsid="00866b8b"/>
    </style:style>
    <style:style style:name="T55" style:family="text">
      <style:text-properties officeooo:rsid="0086dff6"/>
    </style:style>
    <style:style style:name="T56" style:family="text">
      <style:text-properties style:font-name="Times New Roman" fo:font-size="10pt" fo:font-weight="normal" officeooo:rsid="0006b847" style:font-size-asian="10pt" style:font-weight-asian="normal" style:font-size-complex="10pt" style:font-weight-complex="normal"/>
    </style:style>
    <style:style style:name="T57" style:family="text">
      <style:text-properties style:font-name="Times New Roman" fo:font-size="10pt" fo:font-weight="normal" officeooo:rsid="0007b1b4" style:font-size-asian="10pt" style:font-weight-asian="normal" style:font-size-complex="10pt" style:font-weight-complex="normal"/>
    </style:style>
    <style:style style:name="T58" style:family="text">
      <style:text-properties style:font-name="Times New Roman" fo:font-size="10pt" fo:font-weight="normal" officeooo:rsid="0006b847" style:font-size-asian="10pt" style:font-weight-asian="normal" style:font-weight-complex="normal"/>
    </style:style>
    <style:style style:name="T59" style:family="text">
      <style:text-properties style:font-name="Times New Roman" fo:font-size="10pt" fo:font-weight="normal" officeooo:rsid="0007217c" style:font-size-asian="10pt" style:font-weight-asian="normal" style:font-weight-complex="normal"/>
    </style:style>
    <style:style style:name="T60" style:family="text">
      <style:text-properties style:font-name="Times New Roman" fo:font-size="10pt" fo:font-weight="normal" officeooo:rsid="0007b1b4" style:font-size-asian="10pt" style:font-weight-asian="normal" style:font-weight-complex="normal"/>
    </style:style>
    <style:style style:name="T61" style:family="text">
      <style:text-properties style:font-name="Times New Roman" fo:font-size="10pt" fo:font-weight="normal" officeooo:rsid="00092e1c" style:font-size-asian="10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stract</text:p>
      <text:p text:style-name="P2"/>
      <text:p text:style-name="P14">With this project we have studied the algorithm BiGGER<text:span text:style-name="T15">[1]</text:span> <text:span text:style-name="T5">(Bimolecular complex Generation with Global Evaluation and Ranking), which purpose is to use </text:span><text:span text:style-name="T6">Constraint Programming to improve proteins docking algorithms performances. One of the most used techniques, at least when BiGGER paper was published, is based on Fast Fourier Transforms, so the aim of the document we read is to find a faster method </text:span><text:span text:style-name="T9">that works in the same cases</text:span><text:span text:style-name="T6">. </text:span><text:span text:style-name="T10">Besides Constant Programming allows users to add new const</text:span><text:span text:style-name="T13">raints</text:span><text:span text:style-name="T10">, for example from experimental data, </text:span><text:span text:style-name="T11">in a simple way,</text:span><text:span text:style-name="T10"> </text:span><text:span text:style-name="T11">w</text:span><text:span text:style-name="T12">hile</text:span><text:span text:style-name="T11"> </text:span><text:span text:style-name="T12">the </text:span><text:span text:style-name="T11">previous </text:span><text:span text:style-name="T12">methods must be rewritten in order to </text:span><text:span text:style-name="T14">do so</text:span><text:span text:style-name="T10">.</text:span><text:span text:style-name="T6"> Instead our purpose is to </text:span><text:span text:style-name="T7">understand how BiGGER works, expecially with regard to constraint programming. Besides the original version of this algorithm and Chemera, which is the application GUI, are written in Pascal, so we decided to rewrite both in Python, also to improve the comprehension of BiGGER steps.</text:span></text:p>
      <text:p text:style-name="P16"/>
      <text:p text:style-name="P15"><text:span text:style-name="T5">Applications used </text:span><text:span text:style-name="T8">and other useful information</text:span></text:p>
      <text:p text:style-name="P17"/>
      <text:list xml:id="list3673316722" text:style-name="L1">
        <text:list-item>
          <text:p text:style-name="P18">Lazarus (Pascal IDE)</text:p>
        </text:list-item>
        <text:list-item>
          <text:p text:style-name="P18">PyCharm (Python IDE)</text:p>
        </text:list-item>
        <text:list-item>
          <text:p text:style-name="P18">Python 3 (but only GUI is not compatible with version 2.7)</text:p>
          <text:p text:style-name="P18"/>
        </text:list-item>
        <text:list-item>
          <text:p text:style-name="P22"><text:span text:style-name="T20">How to install Lazarus </text:span><text:span text:style-name="T21">and execute Chemera</text:span><text:span text:style-name="T20">:</text:span></text:p>
          <text:list>
            <text:list-item>
              <text:p text:style-name="P25"><text:span text:style-name="T22">d</text:span><text:span text:style-name="T19">ownload Lazarus from </text:span><text:a xlink:type="simple" xlink:href="https://www.lazarus-ide.org/" text:style-name="Internet_20_link" text:visited-style-name="Visited_20_Internet_20_Link"><text:span text:style-name="T19">https://www.lazarus-ide.org/</text:span></text:a><text:span text:style-name="T19">, </text:span><text:span text:style-name="T23">install and start it</text:span><text:span text:style-name="T19">;</text:span></text:p>
            </text:list-item>
            <text:list-item>
              <text:p text:style-name="P23"><text:span text:style-name="T23">open Package -&gt; </text:span><text:span text:style-name="T19">Install/Uninstall Packages </text:span><text:span text:style-name="T24">and install ‘lazopenglcontext.lpk’ package;</text:span></text:p>
            </text:list-item>
            <text:list-item>
              <text:p text:style-name="P26"><text:span text:style-name="T24">c</text:span><text:span text:style-name="T19">opy Open-Chemera project from ‘</text:span><text:a xlink:type="simple" xlink:href="https://github.com/Cenze94/BiggerPython/tree/master/Open-Chemera-master" text:style-name="Internet_20_link" text:visited-style-name="Visited_20_Internet_20_Link"><text:span text:style-name="T19">https://github.com/Cenze94/BiggerPython/tree/master/Open-Chemera-master</text:span></text:a><text:span text:style-name="T19">’;</text:span></text:p>
            </text:list-item>
            <text:list-item>
              <text:p text:style-name="P19">copy all the files inside ‘[Chemera directory]/oclibrary/data’ in the folder ‘[User]/AppData/Local/oclibrary’;</text:p>
            </text:list-item>
            <text:list-item>
              <text:p text:style-name="P27"><text:span text:style-name="T25">o</text:span><text:span text:style-name="T19">pen ‘[Chemera directory]/oclibrary/</text:span><text:span text:style-name="T25">chemera/chemera.lpi</text:span><text:span text:style-name="T19">’.</text:span></text:p>
            </text:list-item>
          </text:list>
        </text:list-item>
        <text:list-item>
          <text:p text:style-name="P20">How to install Python and execute BiggerPython:</text:p>
          <text:list>
            <text:list-item>
              <text:p text:style-name="P28"><text:span text:style-name="T19">download Python from ‘</text:span><text:a xlink:type="simple" xlink:href="https://www.python.org/downloads/" text:style-name="Internet_20_link" text:visited-style-name="Visited_20_Internet_20_Link"><text:span text:style-name="T19">https://www.python.org/downloads/</text:span></text:a><text:span text:style-name="T19">’ and install it;</text:span></text:p>
            </text:list-item>
            <text:list-item>
              <text:p text:style-name="P21">open Windows PowerShell as Administrator an<text:span text:style-name="T39">d</text:span> execut<text:span text:style-name="T39">e</text:span> ‘pip install guizero’ and ‘pip install numpy’, <text:span text:style-name="T39">to install the respective packages</text:span>;</text:p>
            </text:list-item>
            <text:list-item>
              <text:p text:style-name="P28"><text:span text:style-name="T19">download ‘https://github.com/Cenze94/BiggerPython/tree/master/BiggerPython’ and ‘</text:span><text:a xlink:type="simple" xlink:href="https://github.com/Cenze94/BiggerPython/tree/master/PDB" text:style-name="Internet_20_link" text:visited-style-name="Visited_20_Internet_20_Link"><text:span text:style-name="T19">https://github.com/Cenze94/BiggerPython/tree/master/PDB</text:span></text:a><text:span text:style-name="T19">’, put the two folders in the same directory (because </text:span><text:span text:style-name="T36">Bigger</text:span><text:span text:style-name="T19">Python </text:span><text:span text:style-name="T37">GUI</text:span><text:span text:style-name="T19"> test will load PDB files from ‘PDB’ folder);</text:span></text:p>
            </text:list-item>
            <text:list-item>
              <text:p text:style-name="P29"><text:span text:style-name="T19">download PyCharm from ‘</text:span><text:a xlink:type="simple" xlink:href="https://www.jetbrains.com/pycharm/" text:style-name="Internet_20_link" text:visited-style-name="Visited_20_Internet_20_Link"><text:span text:style-name="T19">https://www.jetbrains.com/pycharm/</text:span></text:a><text:span text:style-name="T19">’, install and start it;</text:span></text:p>
            </text:list-item>
            <text:list-item>
              <text:p text:style-name="P29"><text:span text:style-name="T19">open </text:span><text:span text:style-name="T26">and execute </text:span><text:span text:style-name="T19">‘GUI.py’;</text:span></text:p>
            </text:list-item>
            <text:list-item>
              <text:p text:style-name="P30"><text:span text:style-name="T19">with Python 2.7 open and execute ‘GUITests.py’ instead; </text:span><text:span text:style-name="T34">to change the loaded PDB files modify the first two lines of ‘</text:span><text:span text:style-name="T35">B</text:span><text:span text:style-name="T34">igger</text:span><text:span text:style-name="T35">Test</text:span><text:span text:style-name="T34">()’ function</text:span><text:span text:style-name="T19">.</text:span></text:p>
            </text:list-item>
          </text:list>
        </text:list-item>
        <text:list-item>
          <text:p text:style-name="P31"><text:span text:style-name="T19">Where to download PDB files: </text:span><text:span text:style-name="T27">theoretically </text:span><text:span text:style-name="T29">the application should be able to parse</text:span><text:span text:style-name="T27"> all PDB files, in any case files from ‘https://en.wikipedia.org/wiki/List_of_proteins’ </text:span><text:span text:style-name="T28">and </text:span><text:span text:style-name="T27">‘</text:span><text:a xlink:type="simple" xlink:href="https://www.rcsb.org/" text:style-name="Internet_20_link" text:visited-style-name="Visited_20_Internet_20_Link"><text:span text:style-name="T27">https://www.rcsb.org/</text:span></text:a><text:span text:style-name="T27">’ </text:span><text:span text:style-name="T29">should work. </text:span><text:span text:style-name="T30">Otherwise inside </text:span><text:span text:style-name="T31">‘</text:span><text:a xlink:type="simple" xlink:href="https://github.com/Cenze94/BiggerPython/tree/master/PDB" text:style-name="Internet_20_link" text:visited-style-name="Visited_20_Internet_20_Link"><text:span text:style-name="T31">https://github.com/Cenze94/BiggerPython/tree/master/PDB</text:span></text:a><text:span text:style-name="T31">’ </text:span><text:span text:style-name="T32">there are 5 </text:span><text:span text:style-name="T33">working </text:span><text:span text:style-name="T32">PDB</text:span><text:span text:style-name="T33"> </text:span><text:span text:style-name="T32">files.</text:span></text:p>
        </text:list-item>
      </text:list>
      <text:p text:style-name="P1"/>
      <text:p text:style-name="P1">Chemera GUI</text:p>
      <text:p text:style-name="P1"/>
      <text:p text:style-name="P7">The application GUI is composed by three buttons, <text:span text:style-name="T1">which are one under the other and </text:span>horizontally centered. <text:span text:style-name="T1">Each of them has an associated text below, which gives to the user some information about the state of Chemera. The first two buttons are used to load the two proteins, in fact, when the user click one of them, a file dialog is open, in order to find, select and load a PDB file. Texts associated </text:span><text:soft-page-break/><text:span text:style-name="T1">with these two buttons communicate if the file has been uploaded or not, and also text color will change from red, when there isn’t an uploaded file, to green, when the file has been uploaded with success. The third button executes BiGGER algorithm, and requires that the two files have been uploaded. If not so, the associated text will show an error. During the execution of the algorithm, it will communicate to the user the step reached by the execution, to improve user experience. When the execution of the algorithm has been successful, the result will be shown in this text and in two others, which normally are hidden. In the first one there will be the best score value, in the second one the relative coordinate, and in the third the execution time of the algorithm.</text:span></text:p>
      <text:p text:style-name="P1"/>
      <text:p text:style-name="P1">BiGG<text:span text:style-name="T4">E</text:span>R execution</text:p>
      <text:p text:style-name="P1"/>
      <text:p text:style-name="P6">The execution of BiGG<text:span text:style-name="T4">E</text:span>R is composed by <text:span text:style-name="T3">two</text:span> phases:</text:p>
      <text:list xml:id="list368031173" text:style-name="L2">
        <text:list-item>
          <text:p text:style-name="P32"><text:span text:style-name="T2">f</text:span>irst of all <text:span text:style-name="T2">the proteins are transformed in grid form;</text:span></text:p>
        </text:list-item>
        <text:list-item>
          <text:p text:style-name="P33">then the constraint programming is applied, in order to <text:span text:style-name="T3">find the best docking result.</text:span></text:p>
        </text:list-item>
      </text:list>
      <text:p text:style-name="P8"/>
      <text:p text:style-name="P4">Grid construction</text:p>
      <text:p text:style-name="P4"/>
      <text:p text:style-name="P9">Every protein has to be transformed in grid form: <text:span text:style-name="T38">this implies also that grid cells will be divided between surface and core grids. BiGGER uses coordinates and radii of all atoms for this step, and the maximum atom radius as cell side value. The main class of grids creation and management is TDockingGrid, which contains three grids: FBase, FSurf and FCore. The first is used initially to store and prepare all atoms, then its contents will be divided between the other two grids: FSurf contains surface cells and FCore core ones. Before FBase construction, all coordinates are translated, adding the minimum value of every component of the coordinate, which is negative and so the resulting values won’t be negative.</text:span></text:p>
      <text:p text:style-name="P12">To build and manage the grid where to put protein atoms, the application uses the TGeomHasher class: it builds a cube of cells, which size for every axis is the difference between the minimum and the maximum values of the corresponding component of atoms coordinates, divided by the grid step. The latter is the length of a side of cells, which corresponds to the maximum atom radius, as mentioned before. Then the index of every atom is added to the cell that contains its coordinate, divided by the grid step and without the fractional part; so for example if the coordinate is 42.35, 36.21, 12.98, and the grid step is 3, then the atom will be added in the cell with x = 14, y = 12 and z = 4. So there could be more than one atom index in a cell, with a quite large grid step, although we don’t know if it can happen in the real world.</text:p>
      <text:p text:style-name="P10">FBase grid <text:span text:style-name="T40">is completely different from</text:span> TGeomHasher one: <text:span text:style-name="T40">the first two dimensions are obtained from the maximum value of the first two components of atoms coordinates, without divisions, so they are much bigger than TGeomHasher ones. T</text:span>he third <text:span text:style-name="T40">dimension</text:span> contains a list of segments: they are the intervals of contiguous cells <text:span text:style-name="T41">of FBase where there is an atom. To build it, BiGGER executes the following instructions for every index of the first two dimensions: if x, y and z are the indexes of the first, second and third dimensions (this one is obtained from the third maximum component of atoms coordinates, in the same way as the other two), and zline an array with z zeros, the algorithm checks if the coordinate x, y, z is an inner point, i. e. a coordinate located within the radius of an atom, using TGeomHasher. Then, if it is so, the value of zline in z position is set to 1, and finally zline is converted to a list of segments, where every segment indicates the first and the last indexes of an interval of contiguous 1.</text:span></text:p>
      <text:p text:style-name="P11">FCore and FSurf are build from FBase, in fact their first two dimensions are the same of FBase ones, and their segments are built from the other grid. <text:span text:style-name="T42">To get these segments</text:span> the application uses three arrays, <text:span text:style-name="T42">filled with zeros</text:span>: ‘neighs’, ‘surfs’ and ‘cores’. <text:span text:style-name="T42">Then for every list of FBase grid, except for those with indexes equal to x = 0, x = maximum value of first dimension, y = 0 or y = maximum value of second </text:span><text:soft-page-break/><text:span text:style-name="T42">dimension, BiGGER builds neighs. To do this it works with every segment, taking ‘bot’ and ‘top’ as the two end points, and adds 1 to the values of neighs in position bot-1 and top-1, 2 to the ones in position bot and top, and 3 to the ones between bot and top. After that it repeats this operation with x-1 and y-1, x and y-1, x+1 and y-1, x-1 and y, x+1 and y, x-1 and y+2, x and y+2, x+1 and y+2. Finally it builds surfs and cores, taking every value between the end points of every segment: calling this value as ‘zz’, if the number contained in neighs[zz] is equal or greater than 27 then cores[zz] is changed to 1, otherwise surfs[zz] is changed to 1. After that cores and surfs are converted into lists of segments, as described above with FBase, and saved respectively in FCore and FSurf grids.</text:span></text:p>
      <text:p text:style-name="P13">Besides FBase, FCore and FSurf contain two support <text:span text:style-name="T44">matrixes</text:span>, called ‘CellCounts’ and ‘NonEmpty’: the first is a matrix, which dimensions are the same of grid first two, which contains the sum of the lengths of the segments <text:span text:style-name="T43">of the grid; the second is a list of lists of segments, which are the contiguous indexes of non-empty grid[x, y].</text:span></text:p>
      <text:p text:style-name="P13"/>
      <text:p text:style-name="P5">Application of Constraint Programming</text:p>
      <text:p text:style-name="P5"/>
      <text:p text:style-name="P35">To check the contact between the two protein, BiGGER builds another grid, which dimensions are the sum of the respective <text:span text:style-name="T45">sizes</text:span> of the proteins grids. It is contained and managed in TDockDomain class, which also finds the domains of this problem. They are represented by the intervals <text:span text:style-name="T45">of cells where the proteins can move, which initially corresponds to the entire domain. Obviously these intervals must reduced, using Constraint Programming and Branch and Bound techniques. Domain in X axis remains equal to the domain of the general grid, instead domain in Y axis is reduced. To do so BiGGER finds the intersections of the two proteins in Y for every X, saving them as intervals in the ‘NonEmpty’ object of TDockDomain grid. This is the first constraint: intervals where there aren’t intersections between the two proteins are discarded. After that the algorithm finds core intervals in the same axis, and then saves them in a specific object, called ‘FCoreContacts’; the previous intervals are updated or deleting, in order to avoid intersections in core cells. This is the second constraint, so at this point only surface intervals in the Y axis are saved. Then BiGGER analyses these intervals, in order to find intervals in the Z axis. The previous constraints are repeated, so intervals in core cells or without proteins intersections are not considered, besides every Y interval is scored and deleted when the result is less then a given value. This is the application of the Branch and Bound technique, which can be seen as a third constraint.</text:span></text:p>
      <text:p text:style-name="P35">They are represented by the intervals <text:span text:style-name="T45">of cells where the proteins can move, from the two surfaces contact to the two cores contact. In fact, before constant programming application, the algorithm finds these intervals on Y axis, then it saves surface ones in the ‘NonEmpty’ object of TDockDomain grid and core ones in a specific object, called ‘FCoreContacts’. Then it finds intervals on Z axis and saves them in the grid, ignoring those that are smaller than a given value; after that it deletes intervals in the Z axis which are located in the core section.<text:line-break/>To calculate the score of intervals, BiGGER finds the intersections of proteins intervals in the Y axis, then analyses the possible overlaps and calculates the scores. Each score is associated with an intersection in the Y axis, so there will be a lot of models, which are stored in TModelManager class. It manages a buffer, where there are a limited number of models in descending order, so the best result is the first. To discard not good enough results, this class has a minimum score, that is updated when the buffer is full. As mentioned in the “Chemera GUI” section, each model has a coordinate associated, which represents the position in the first protein with the maximum overlap score.</text:span></text:p>
      <text:p text:style-name="P34"/>
      <text:p text:style-name="P41">Results</text:p>
      <text:p text:style-name="P41"/>
      <text:p text:style-name="P36">Since BiggerPython is a rewrite of BiGGER and Chemera in a different language, results and complexities are the same. The only difference is time execution, which we expect to be greater in the <text:soft-page-break/>case of Python. To measure it we did 10 executions of PDB loading and BiGGER, <text:span text:style-name="T46">in order to verify how much the difference is. The results are saved in the table below.</text:span></text:p>
      <text:p text:style-name="P36"/>
      <table:table table:name="Results" table:style-name="Results">
        <table:table-column table:style-name="Results.A" table:number-columns-repeated="12"/>
        <table:table-row>
          <table:table-cell table:style-name="Results.A1" office:value-type="string">
            <text:p text:style-name="P58"/>
          </table:table-cell>
          <table:table-cell table:style-name="Results.A1" office:value-type="string">
            <text:p text:style-name="P56">1.</text:p>
            <text:p text:style-name="P56"><text:span text:style-name="T48">(Sec)</text:span></text:p>
          </table:table-cell>
          <table:table-cell table:style-name="Results.A1" office:value-type="string">
            <text:p text:style-name="P56">2.</text:p>
            <text:p text:style-name="P56"><text:span text:style-name="T48">(Sec)</text:span></text:p>
          </table:table-cell>
          <table:table-cell table:style-name="Results.A1" office:value-type="string">
            <text:p text:style-name="P56">3.</text:p>
            <text:p text:style-name="P56"><text:span text:style-name="T48">(Sec)</text:span></text:p>
          </table:table-cell>
          <table:table-cell table:style-name="Results.A1" office:value-type="string">
            <text:p text:style-name="P56">4.</text:p>
            <text:p text:style-name="P56"><text:span text:style-name="T48">(Sec)</text:span></text:p>
          </table:table-cell>
          <table:table-cell table:style-name="Results.A1" office:value-type="string">
            <text:p text:style-name="P56">5.</text:p>
            <text:p text:style-name="P56"><text:span text:style-name="T48">(Sec)</text:span></text:p>
          </table:table-cell>
          <table:table-cell table:style-name="Results.A1" office:value-type="string">
            <text:p text:style-name="P56">6.</text:p>
            <text:p text:style-name="P56"><text:span text:style-name="T48">(Sec)</text:span></text:p>
          </table:table-cell>
          <table:table-cell table:style-name="Results.A1" office:value-type="string">
            <text:p text:style-name="P56">7.</text:p>
            <text:p text:style-name="P56"><text:span text:style-name="T48">(Sec)</text:span></text:p>
          </table:table-cell>
          <table:table-cell table:style-name="Results.A1" office:value-type="string">
            <text:p text:style-name="P56">8.</text:p>
            <text:p text:style-name="P56"><text:span text:style-name="T48">(Sec)</text:span></text:p>
          </table:table-cell>
          <table:table-cell table:style-name="Results.A1" office:value-type="string">
            <text:p text:style-name="P56">9.</text:p>
            <text:p text:style-name="P56"><text:span text:style-name="T48">(Sec)</text:span></text:p>
          </table:table-cell>
          <table:table-cell table:style-name="Results.A1" office:value-type="string">
            <text:p text:style-name="P56">10.</text:p>
            <text:p text:style-name="P56"><text:span text:style-name="T48">(Sec)</text:span></text:p>
          </table:table-cell>
          <table:table-cell table:style-name="Results.L1" office:value-type="string">
            <text:p text:style-name="P56">Average</text:p>
            <text:p text:style-name="P56"><text:span text:style-name="T49">(Sec)</text:span></text:p>
          </table:table-cell>
        </table:table-row>
        <table:table-row>
          <table:table-cell table:style-name="Results.A2" office:value-type="string">
            <text:p text:style-name="P57">Python <text:span text:style-name="T48">PDB</text:span></text:p>
          </table:table-cell>
          <table:table-cell table:style-name="Results.A2" office:value-type="string">
            <text:p text:style-name="P53">0.36</text:p>
          </table:table-cell>
          <table:table-cell table:style-name="Results.A2" office:value-type="string">
            <text:p text:style-name="P53">0.375</text:p>
          </table:table-cell>
          <table:table-cell table:style-name="Results.A2" office:value-type="string">
            <text:p text:style-name="P53">0.391</text:p>
          </table:table-cell>
          <table:table-cell table:style-name="Results.A2" office:value-type="string">
            <text:p text:style-name="P53">0.375</text:p>
          </table:table-cell>
          <table:table-cell table:style-name="Results.A2" office:value-type="string">
            <text:p text:style-name="P53">0.375</text:p>
          </table:table-cell>
          <table:table-cell table:style-name="Results.A2" office:value-type="string">
            <text:p text:style-name="P53">0.359</text:p>
          </table:table-cell>
          <table:table-cell table:style-name="Results.A2" office:value-type="string">
            <text:p text:style-name="P53">0.375</text:p>
          </table:table-cell>
          <table:table-cell table:style-name="Results.A2" office:value-type="string">
            <text:p text:style-name="P53">0.359</text:p>
          </table:table-cell>
          <table:table-cell table:style-name="Results.A2" office:value-type="string">
            <text:p text:style-name="P53">0.375</text:p>
          </table:table-cell>
          <table:table-cell table:style-name="Results.A2" office:value-type="string">
            <text:p text:style-name="P53">0.375</text:p>
          </table:table-cell>
          <table:table-cell table:style-name="Results.L2" office:value-type="string">
            <text:p text:style-name="P53">0.3719</text:p>
          </table:table-cell>
        </table:table-row>
        <table:table-row>
          <table:table-cell table:style-name="Results.A2" office:value-type="string">
            <text:p text:style-name="P57">Pascal <text:span text:style-name="T48">PDB</text:span></text:p>
          </table:table-cell>
          <table:table-cell table:style-name="Results.A2" office:value-type="string">
            <text:p text:style-name="P55">0.11</text:p>
          </table:table-cell>
          <table:table-cell table:style-name="Results.A2" office:value-type="string">
            <text:p text:style-name="P55">0.125</text:p>
          </table:table-cell>
          <table:table-cell table:style-name="Results.A2" office:value-type="string">
            <text:p text:style-name="P55">0.109</text:p>
          </table:table-cell>
          <table:table-cell table:style-name="Results.A2" office:value-type="string">
            <text:p text:style-name="P55">0.109</text:p>
          </table:table-cell>
          <table:table-cell table:style-name="Results.A2" office:value-type="string">
            <text:p text:style-name="P55">0.109</text:p>
          </table:table-cell>
          <table:table-cell table:style-name="Results.A2" office:value-type="string">
            <text:p text:style-name="P55">0.109</text:p>
          </table:table-cell>
          <table:table-cell table:style-name="Results.A2" office:value-type="string">
            <text:p text:style-name="P55">0.11</text:p>
          </table:table-cell>
          <table:table-cell table:style-name="Results.A2" office:value-type="string">
            <text:p text:style-name="P55">0.11</text:p>
          </table:table-cell>
          <table:table-cell table:style-name="Results.A2" office:value-type="string">
            <text:p text:style-name="P55">0.109</text:p>
          </table:table-cell>
          <table:table-cell table:style-name="Results.A2" office:value-type="string">
            <text:p text:style-name="P55">0.109</text:p>
          </table:table-cell>
          <table:table-cell table:style-name="Results.L2" office:value-type="string">
            <text:p text:style-name="P55">0.1109</text:p>
          </table:table-cell>
        </table:table-row>
        <table:table-row>
          <table:table-cell table:style-name="Results.A2" office:value-type="string">
            <text:p text:style-name="P59">Python BiGGER</text:p>
          </table:table-cell>
          <table:table-cell table:style-name="Results.A2" office:value-type="string">
            <text:p text:style-name="P43">250.498</text:p>
          </table:table-cell>
          <table:table-cell table:style-name="Results.A2" office:value-type="string">
            <text:p text:style-name="P45">249.083</text:p>
          </table:table-cell>
          <table:table-cell table:style-name="Results.A2" office:value-type="string">
            <text:p text:style-name="P45">251.96</text:p>
          </table:table-cell>
          <table:table-cell table:style-name="Results.A2" office:value-type="string">
            <text:p text:style-name="P46">252.263</text:p>
          </table:table-cell>
          <table:table-cell table:style-name="Results.A2" office:value-type="string">
            <text:p text:style-name="P47">250.304</text:p>
          </table:table-cell>
          <table:table-cell table:style-name="Results.A2" office:value-type="string">
            <text:p text:style-name="P48">251.907</text:p>
          </table:table-cell>
          <table:table-cell table:style-name="Results.A2" office:value-type="string">
            <text:p text:style-name="P49">254.264</text:p>
          </table:table-cell>
          <table:table-cell table:style-name="Results.A2" office:value-type="string">
            <text:p text:style-name="P50">251.552</text:p>
          </table:table-cell>
          <table:table-cell table:style-name="Results.A2" office:value-type="string">
            <text:p text:style-name="P51">249.15</text:p>
          </table:table-cell>
          <table:table-cell table:style-name="Results.A2" office:value-type="string">
            <text:p text:style-name="P52">255.841</text:p>
          </table:table-cell>
          <table:table-cell table:style-name="Results.L2" office:value-type="string">
            <text:p text:style-name="P54">251.6822</text:p>
          </table:table-cell>
        </table:table-row>
        <table:table-row>
          <table:table-cell table:style-name="Results.A2" office:value-type="string">
            <text:p text:style-name="P59">Pascal BiGGER</text:p>
          </table:table-cell>
          <table:table-cell table:style-name="Results.A2" office:value-type="string">
            <text:p text:style-name="P44">3.781</text:p>
          </table:table-cell>
          <table:table-cell table:style-name="Results.A2" office:value-type="string">
            <text:p text:style-name="P44">3.765</text:p>
          </table:table-cell>
          <table:table-cell table:style-name="Results.A2" office:value-type="string">
            <text:p text:style-name="P44">3.781</text:p>
          </table:table-cell>
          <table:table-cell table:style-name="Results.A2" office:value-type="string">
            <text:p text:style-name="P44">3.766</text:p>
          </table:table-cell>
          <table:table-cell table:style-name="Results.A2" office:value-type="string">
            <text:p text:style-name="P44">3.813</text:p>
          </table:table-cell>
          <table:table-cell table:style-name="Results.A2" office:value-type="string">
            <text:p text:style-name="P44">3.81<text:span text:style-name="T53">2</text:span></text:p>
          </table:table-cell>
          <table:table-cell table:style-name="Results.A2" office:value-type="string">
            <text:p text:style-name="P44">3.828</text:p>
          </table:table-cell>
          <table:table-cell table:style-name="Results.A2" office:value-type="string">
            <text:p text:style-name="P44">3.796</text:p>
          </table:table-cell>
          <table:table-cell table:style-name="Results.A2" office:value-type="string">
            <text:p text:style-name="P44">3.781</text:p>
          </table:table-cell>
          <table:table-cell table:style-name="Results.A2" office:value-type="string">
            <text:p text:style-name="P44">3.859</text:p>
          </table:table-cell>
          <table:table-cell table:style-name="Results.L2" office:value-type="string">
            <text:p text:style-name="P55">3.7982</text:p>
          </table:table-cell>
        </table:table-row>
      </table:table>
      <text:p text:style-name="P36"/>
      <text:p text:style-name="P40">Python is extremely slower than Pascal, in fact PDB loading and BiGGER are respectively three and 66 times longer. However in Python version there could be much errors than in Pascal one, or maybe it could be optimized. In fact there are some instructions that could be simplified, which <text:span text:style-name="T54">have been written in this way to maintain the correlation with the code in Pascal. Furthermore Pascal is a compiled language</text:span><text:span text:style-name="T17">[</text:span><text:span text:style-name="T18">2</text:span><text:span text:style-name="T17">]</text:span><text:span text:style-name="T54">, while Python is interpreted</text:span><text:span text:style-name="T17">[</text:span><text:span text:style-name="T18">3</text:span><text:span text:style-name="T17">]</text:span><text:span text:style-name="T54">, so it’s normal to have an important execution time difference</text:span><text:span text:style-name="T17">[</text:span><text:span text:style-name="T18">4</text:span><text:span text:style-name="T17">]</text:span><text:span text:style-name="T54">.</text:span></text:p>
      <text:p text:style-name="P39"/>
      <text:p text:style-name="P42">Conclusions</text:p>
      <text:p text:style-name="P42"/>
      <text:p text:style-name="P37">BiGGER is an interesting application of Constraint Programming <text:span text:style-name="T50">to solve</text:span> a problem that we weren’t even able to imagine. <text:span text:style-name="T51">Besides it provides a solution with a complexity close to the best method already existing</text:span><text:span text:style-name="T16">[1]</text:span><text:span text:style-name="T51">, that is FFT, and sometimes it’s better. In fact BiGGER complexity is O(N</text:span><text:span text:style-name="T16">4</text:span><text:span text:style-name="T51">), when FFT one is O(N</text:span><text:span text:style-name="T16">3</text:span><text:span text:style-name="T52">logN</text:span><text:span text:style-name="T51">), but the other algorithm uses grids with a size equal to a multiple of 2, while BiGGER works with every value. Memory required is much less than FFT, more precisely memory complexity of this algorithm is O(N</text:span><text:span text:style-name="T16">2</text:span><text:span text:style-name="T51">), when the complexity of the other one is O(N</text:span><text:span text:style-name="T16">3</text:span><text:span text:style-name="T51">). With a N smaller than 500 BiGGER is faster than FFT, then the difference of time complexity becomes more relevant; but with a larger N memory size becomes an important problem, so for example with N=512 FFT occupies about 8 GB of memory, when BiGGER requires some MB. Another advantage of Constraint Programming is its flexibility, in fact the addiction of new constraints is easy, and doesn’t requires the rewrite of the entire algorithm. Instead previous solutions can’t get advantages from additional information, so to use them a user has to write his own method.<text:line-break/>The choice of Python as a programming language to use is not good in this case, because Python is easy and fast to use, but it’s not performing. Instead Pascal is faster, much more verbose and less used than the other programming language, so in this case it could be a good choice only if the authors know it very well, otherwise there are better languages. For example C++ is much more supported and flexible than Pascal, furthermore it is less verbose and equally performing.</text:span></text:p>
      <text:p text:style-name="P38">We have achieved our goal, that is the comprehension of the use of Constraint Programming in this application, although there are some <text:span text:style-name="T55">details which are not so clear.</text:span></text:p>
      <text:p text:style-name="P8"/>
      <text:p text:style-name="P3">Bibliography</text:p>
      <text:p text:style-name="P3"/>
      <text:list xml:id="list3573020356" text:style-name="L3">
        <text:list-item>
          <text:p text:style-name="P24"><text:span text:style-name="T56">Kr</text:span><text:span text:style-name="T58">ippahl Ludwig</text:span><text:span text:style-name="T59">,</text:span><text:span text:style-name="T58"> Barahona </text:span><text:span text:style-name="T60">Pedro. </text:span><text:span text:style-name="T61">2005</text:span><text:span text:style-name="T60">. </text:span><text:span text:style-name="T57">Applying Constraint Programming to Rigid Body </text:span><text:span text:style-name="T56">Protein Docking.</text:span></text:p>
        </text:list-item>
        <text:list-item>
          <text:p text:style-name="P24"><text:span text:style-name="T47">https://en.wikipedia.org/wiki/Pascal_(programming_language</text:span><text:span text:style-name="T47">)</text:span><text:span text:style-name="T56">.</text:span></text:p>
        </text:list-item>
        <text:list-item>
          <text:p text:style-name="P24"><text:span text:style-name="T56">https://en.wikipedia.org/wiki/Python_(programming_language).</text:span></text:p>
        </text:list-item>
        <text:list-item>
          <text:p text:style-name="P24"><text:span text:style-name="T56">https://www.ibm.com/support/knowledgecenter/zosbasics/com.ibm.zos.zappldev/zappldev_85.ht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1-19T00:55:39.354000000</dc:date>
    <meta:editing-duration>PT16H28M45S</meta:editing-duration>
    <meta:editing-cycles>111</meta:editing-cycles>
    <meta:document-statistic meta:table-count="1" meta:image-count="0" meta:object-count="0" meta:page-count="4" meta:paragraph-count="117" meta:word-count="2390" meta:character-count="14415" meta:non-whitespace-character-count="12165"/>
  </office:meta>
</office:document-meta>
</file>